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ole-draw-aspect="1" style:protect="size"/>
    </style:style>
    <style:style style:name="pr1" style:family="presentation" style:parent-style-name="預設-title">
      <style:graphic-properties fo:min-height="7.977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color="#76ff03" loext:opacity="100%" fo:font-weight="bold" fo:background-color="#3e2723" style:font-weight-asian="bold" style:font-weight-complex="bold"/>
    </style:style>
    <style:style style:name="T4" style:family="text">
      <style:text-properties fo:color="#e040fb" loext:opacity="100%" fo:font-weight="bold" fo:background-color="#ffff00" style:font-weight-asian="bold" style:font-weight-complex="bold"/>
    </style:style>
    <style:style style:name="T5" style:family="text">
      <style:text-properties fo:color="#18ffff" loext:opacity="100%" fo:font-weight="bold" fo:background-color="#f4433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9211e" loext:opacity="100%" fo:font-weight="bold" fo:background-color="#18ffff" style:font-weight-asian="bold" style:font-weight-complex="bold"/>
    </style:style>
    <style:style style:name="T8" style:family="text">
      <style:text-properties fo:color="#000000" loext:opacity="100%" fo:font-weight="bold" fo:background-color="#ffea00" style:font-weight-asian="bold" style:font-weight-complex="bold"/>
    </style:style>
    <style:style style:name="T9" style:family="text">
      <style:text-properties fo:color="#ff5722" loext:opacity="100%" fo:font-weight="bold" fo:background-color="#18ff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7.977cm" svg:x="1.301cm" svg:y="3.891cm" presentation:class="title" presentation:user-transformed="true">
          <draw:text-box>
            <text:p><text:span text:style-name="T1">“</text:span><text:span text:style-name="T1">warning initialization makes pointer from integer without a cast”</text:span>. 這裡 <text:span text:style-name="T2">'without a cast'</text:span>是什麼意思?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3" draw:layer="layout" svg:width="27cm" svg:height="14cm" svg:x="0.5cm" svg:y="0.5cm" presentation:class="outline" presentation:user-transformed="true">
          <draw:text-box>
            <text:list text:style-name="L2">
              <text:list-item>
                <text:p>這個警告在 C 語言開發中非常常見。簡單來說，"without a cast" 的意思就是<text:span text:style-name="T1">「</text:span><text:span text:style-name="T3">沒有進行『強制轉型』</text:span><text:span text:style-name="T1">（</text:span><text:span text:style-name="T4">Type Casting</text:span><text:span text:style-name="T1">）」</text:span>。</text:p>
              </text:list-item>
              <text:list-item>
                <text:p>當編譯器看到<text:span text:style-name="T5">把一個 整數（</text:span><text:span text:style-name="T5">Integer</text:span><text:span text:style-name="T5">）直接賦值給一個指標（</text:span><text:span text:style-name="T5">Pointer</text:span><text:span text:style-name="T5">）</text:span><text:span text:style-name="T1">時</text:span>，<text:span text:style-name="T4">它會覺得這很不安全</text:span>，因此提醒你：如果你真的打算這麼做，你應該明確地寫出轉型語法。</text:p>
              </text:list-item>
            </text:list>
          </draw:text-box>
        </draw:frame>
        <draw:frame draw:style-name="gr2" draw:text-style-name="P2" draw:layer="layout" svg:width="1.999cm" svg:height="0.999cm" svg:x="13.084cm" svg:y="6.2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3" draw:text-style-name="P3" draw:layer="layout" svg:width="27cm" svg:height="15cm" svg:x="0.5cm" svg:y="0.5cm" presentation:class="outline" presentation:user-transformed="true">
          <draw:text-box>
            <text:list text:style-name="L2">
              <text:list-item>
                <text:p text:style-name="P3"><text:span text:style-name="T1">1. </text:span><text:span text:style-name="T1">為什麼會出現這個警告？</text:span></text:p>
                <text:p text:style-name="P3"><text:span text:style-name="T6">在 </text:span><text:span text:style-name="T6">C </text:span><text:span text:style-name="T6">語言中，</text:span><text:span text:style-name="T2">指標儲存的是記憶體位址</text:span><text:span text:style-name="T6">，而</text:span><text:span text:style-name="T2">整數儲存的是數值</text:span><text:span text:style-name="T6">。雖然位址在底層也是數字，但編譯器為了防止你寫錯程式碼，</text:span><text:span text:style-name="T3">規定這兩者不能直接混用</text:span><text:span text:style-name="T6">。</text:span></text:p>
              </text:list-item>
              <text:list-item>
                <text:p text:style-name="P3"><text:span text:style-name="T6">*</text:span><text:span text:style-name="T6">錯誤示範：</text:span></text:p>
                <text:p text:style-name="P3"><text:span text:style-name="T6">int *ptr;</text:span></text:p>
                <text:p text:style-name="P3"><text:span text:style-name="T6">ptr = 100; // </text:span><text:span text:style-name="T6">警告：</text:span><text:span text:style-name="T7">這裡把整數 </text:span><text:span text:style-name="T7">100 </text:span><text:span text:style-name="T7">直接塞給指標，但沒有寫「轉型」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3" draw:text-style-name="P3" draw:layer="layout" svg:width="27.199cm" svg:height="15.134cm" svg:x="0.301cm" svg:y="0.366cm" presentation:class="outline" presentation:user-transformed="true">
          <draw:text-box>
            <text:list text:style-name="L2">
              <text:list-item>
                <text:p text:style-name="P3"><text:span text:style-name="T1">2. </text:span><text:span text:style-name="T1">什麼是 </text:span><text:span text:style-name="T1">"Cast" (</text:span><text:span text:style-name="T1">強制轉型</text:span><text:span text:style-name="T1">)</text:span><text:span text:style-name="T1">？</text:span></text:p>
                <text:p text:style-name="P3"><text:span text:style-name="T3">"Cast" </text:span><text:span text:style-name="T3">就像是一張「切結書」</text:span><text:span text:style-name="T6">。當你加上轉型語法時，你是在</text:span><text:span text:style-name="T8">告訴編譯器：「我知道我在做什麼，請把這個整數當作記憶體位址來處理。」</text:span></text:p>
              </text:list-item>
              <text:list-item>
                <text:p text:style-name="P3"><text:span text:style-name="T1">轉型的語法是在數值前面加上 </text:span><text:span text:style-name="T1">(</text:span><text:span text:style-name="T1">目標類型</text:span><text:span text:style-name="T1">)</text:span><text:span text:style-name="T1">。</text:span></text:p>
              </text:list-item>
              <text:list-item>
                <text:p text:style-name="P3"><text:span text:style-name="T1">加上 </text:span><text:span text:style-name="T1">Cast </text:span><text:span text:style-name="T1">的寫法：</text:span></text:p>
                <text:p text:style-name="P3"><text:span text:style-name="T6">int *ptr;</text:span></text:p>
                <text:p text:style-name="P3"><text:span text:style-name="T6">ptr = (int *)100; // </text:span><text:span text:style-name="T9">現在沒有警告了，因為加上了 </text:span><text:span text:style-name="T9">(int *) </text:span><text:span text:style-name="T9">進行強制轉型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思源宋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" style:font-family-asian="思源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2-25T20:36:50.468000000</meta:creation-date>
    <dc:date>2025-12-25T21:30:31.347000000</dc:date>
    <meta:editing-duration>PT53M21S</meta:editing-duration>
    <meta:editing-cycles>21</meta:editing-cycles>
    <meta:generator>MODA_ODF_Application_Tools/3.8.3.2$Windows_X86_64 LibreOffice_project/50f6e85287e3a15525502db78bc188a20eb52575</meta:generator>
    <meta:document-statistic meta:object-count="34"/>
  </office:meta>
</office:document-meta>
</file>

<file path=Object 1/content.xml><?xml version="1.0" encoding="utf-8"?>
<math xmlns="http://www.w3.org/1998/Math/MathML" display="block"/>
</file>